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ste du matériel nécéssaire :</text:p>
      <text:p text:style-name="Standard"/>
      <text:list xml:id="list779052309029708759" text:style-name="L1">
        <text:list-item>
          <text:p text:style-name="P1">encodeur magnétique pour treuil (multi-tours ou avec reducteur)</text:p>
        </text:list-item>
      </text:list>
      <text:p text:style-name="Standard">ref : à determiner, fabricant : à determiner</text:p>
      <text:p text:style-name="Standard"/>
      <text:list xml:id="list6345290465571286906" text:style-name="L2">
        <text:list-item>
          <text:p text:style-name="P2">poteniometre magnétique</text:p>
        </text:list-item>
      </text:list>
      <text:p text:style-name="Standard">ref : AS5048A ou B, fabricant : http://www.ams.com/eng/Products/Position-Sensors </text:p>
      <text:p text:style-name="Standard"/>
      <text:list xml:id="list3263578936950465966" text:style-name="L3">
        <text:list-item>
          <text:p text:style-name="P3">carte arduino</text:p>
        </text:list-item>
      </text:list>
      <text:p text:style-name="Standard">ref : à determiner : <text:s/>à determiner</text:p>
      <text:p text:style-name="Standard"/>
      <text:list xml:id="list5699733256367929673" text:style-name="L4">
        <text:list-item>
          <text:p text:style-name="P4">interface de puissance du moteur</text:p>
        </text:list-item>
      </text:list>
      <text:p text:style-name="Standard">ref : à determi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5S</meta:editing-duration>
    <meta:editing-cycles>3</meta:editing-cycles>
    <meta:generator>OpenOffice/4.1.0$Win32 OpenOffice.org_project/410m18$Build-9764</meta:generator>
    <dc:date>2014-06-05T22:46:31.67</dc:date>
    <meta:document-statistic meta:table-count="0" meta:image-count="0" meta:object-count="0" meta:page-count="1" meta:paragraph-count="9" meta:word-count="53" meta:character-count="342"/>
    <meta:user-defined meta:name="Info 1"/>
    <meta:user-defined meta:name="Info 2"/>
    <meta:user-defined meta:name="Info 3"/>
    <meta:user-defined meta:name="Info 4"/>
  </office:meta>
</office:document-meta>
</file>